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dt2braille 6 dot" svg:font-family="'odt2braille 6 do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odt2braille 6 dot" fo:font-size="32pt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⠏⠉⠉⠉⠉⠉⠉⠩⠉⠿⠉⠍⠉⠉⠉⠉⠉⠉⠹</text:p>
      <text:p text:style-name="P1">⠇⠀⠀⠀⠀⠀⠀⠀⠡⠀⠌⠀⠀⠀⠀⠀⠀⠀⠸</text:p>
      <text:p text:style-name="P1">⠇⠀⠀⠖⠊⠱⠀⠀⠰⠶⠆⠀⠀⠎⠑⠲⠀⠀⠸</text:p>
      <text:p text:style-name="P1">⠇⠳⠀⠫⠀⠈⠦⠾⠿⠿⠿⠷⠴⠁⠀⠝⠀⠞⠸</text:p>
      <text:p text:style-name="P1">⠗⠒⠐⠪⠅⠀⠀⠭⠽⠿⠯⠭⠀⠀⠨⠕⠂⠒⠺</text:p>
      <text:p text:style-name="P1">⠇⠞⠀⠮⠀⠠⠋⠻⠿⠿⠿⠟⠙⠄⠀⠵⠀⠳⠸</text:p>
      <text:p text:style-name="P1">⠇⠀⠀⠓⠢⠜⠀⠀⠘⠛⠃⠀⠀⠣⠔⠚⠀⠀⠸</text:p>
      <text:p text:style-name="P1">⠇⠀⠀⠀⠀⠀⠀⠀⠌⠀⠡⠀⠀⠀⠀⠀⠀⠀⠸</text:p>
      <text:p text:style-name="P1">⠧⠤⠤⠤⠤⠤⠤⠬⠤⠿⠤⠥⠤⠤⠤⠤⠤⠤⠼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dt2braille 6 dot" svg:font-family="'odt2braille 6 do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 Frees</meta:initial-creator>
    <meta:creation-date>2011-05-19T16:44:01.36</meta:creation-date>
    <dc:date>2011-05-19T19:20:45.10</dc:date>
    <dc:creator>Bert Frees</dc:creator>
    <meta:editing-duration>PT1M32S</meta:editing-duration>
    <meta:editing-cycles>2</meta:editing-cycles>
    <meta:generator>OpenOffice.org/3.3$Win32 OpenOffice.org_project/330m19$Build-9561</meta:generator>
    <meta:document-statistic meta:table-count="0" meta:image-count="0" meta:object-count="0" meta:page-count="1" meta:paragraph-count="9" meta:word-count="9" meta:character-count="171"/>
    <meta:user-defined meta:name="[BRL]BraillePageNumbers" meta:value-type="boolean">false</meta:user-defined>
    <meta:user-defined meta:name="[BRL]BrintpageNumbersInToc" meta:value-type="boolean">false</meta:user-defined>
  </office:meta>
</office:document-meta>
</file>